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Roboto" svg:font-family="Roboto"/>
    <style:font-face style:name="Roboto1" svg:font-family="Roboto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ubtitle">
      <style:text-properties fo:color="#3465a4" loext:opacity="100%" style:font-name="Times New Roman" fo:font-size="11pt" style:font-size-asian="11pt" style:font-size-complex="11pt"/>
    </style:style>
    <style:style style:name="P2" style:family="paragraph" style:parent-style-name="Text_20_body">
      <style:text-properties style:font-name="Times New Roman" fo:font-size="11pt" officeooo:paragraph-rsid="00130d39" style:font-size-asian="11pt" style:font-size-complex="11pt"/>
    </style:style>
    <style:style style:name="P3" style:family="paragraph" style:parent-style-name="Text_20_body">
      <style:text-properties style:font-name="Times New Roman" fo:font-size="11pt" officeooo:rsid="0087bc70" officeooo:paragraph-rsid="0087bc70" style:font-size-asian="11pt" style:font-size-complex="11pt"/>
    </style:style>
    <style:style style:name="P4" style:family="paragraph" style:parent-style-name="Text_20_body" style:list-style-name="L1">
      <style:paragraph-properties fo:margin-top="0cm" fo:margin-bottom="0cm" style:contextual-spacing="false" style:writing-mode="lr-tb"/>
      <style:text-properties style:font-name="Times New Roman" officeooo:paragraph-rsid="0094ba96"/>
    </style:style>
    <style:style style:name="P5" style:family="paragraph" style:parent-style-name="Text_20_body" style:list-style-name="L1">
      <style:paragraph-properties style:writing-mode="lr-tb"/>
      <style:text-properties style:font-name="Times New Roman" officeooo:paragraph-rsid="0094ba96"/>
    </style:style>
    <style:style style:name="P6" style:family="paragraph" style:parent-style-name="Text_20_body">
      <style:paragraph-properties fo:margin-left="0cm" fo:margin-right="0cm" fo:margin-top="0cm" fo:margin-bottom="0cm" style:contextual-spacing="false" fo:text-indent="0cm" style:auto-text-indent="false" style:writing-mode="lr-tb"/>
      <style:text-properties officeooo:paragraph-rsid="0094ba96"/>
    </style:style>
    <style:style style:name="P7" style:family="paragraph" style:parent-style-name="Text_20_body">
      <style:paragraph-properties style:writing-mode="lr-tb"/>
      <style:text-properties officeooo:paragraph-rsid="0094ba96"/>
    </style:style>
    <style:style style:name="P8" style:family="paragraph" style:parent-style-name="Text_20_body" style:list-style-name="L2">
      <style:paragraph-properties fo:margin-top="0cm" fo:margin-bottom="0cm" style:contextual-spacing="false" style:writing-mode="lr-tb"/>
      <style:text-properties style:font-name="Times New Roman" officeooo:paragraph-rsid="0094ba96"/>
    </style:style>
    <style:style style:name="P9" style:family="paragraph" style:parent-style-name="Horizontal_20_Line" style:list-style-name="L2">
      <style:paragraph-properties style:writing-mode="lr-tb"/>
      <style:text-properties style:font-name="Times New Roman" officeooo:paragraph-rsid="0094ba96"/>
    </style:style>
    <style:style style:name="P10" style:family="paragraph" style:parent-style-name="Text_20_body" style:list-style-name="L2">
      <style:paragraph-properties fo:margin-top="0cm" fo:margin-bottom="0cm" style:contextual-spacing="false" style:writing-mode="lr-tb"/>
      <style:text-properties officeooo:paragraph-rsid="0094ba96"/>
    </style:style>
    <style:style style:name="P11" style:family="paragraph" style:parent-style-name="Text_20_body" style:list-style-name="L2">
      <style:paragraph-properties style:writing-mode="lr-tb"/>
      <style:text-properties style:font-name="Times New Roman" officeooo:paragraph-rsid="0098a021"/>
    </style:style>
    <style:style style:name="P12" style:family="paragraph" style:parent-style-name="Text_20_body" style:list-style-name="L2">
      <style:paragraph-properties style:writing-mode="lr-tb"/>
      <style:text-properties officeooo:paragraph-rsid="0098a021"/>
    </style:style>
    <style:style style:name="P13" style:family="paragraph" style:parent-style-name="Text_20_body">
      <style:text-properties style:font-name="Times New Roman" officeooo:paragraph-rsid="0012e10a"/>
    </style:style>
    <style:style style:name="T1" style:family="text">
      <style:text-properties officeooo:rsid="0094b0d3"/>
    </style:style>
    <style:style style:name="T2" style:family="text">
      <style:text-properties fo:font-style="italic" officeooo:rsid="00130d39" style:font-style-asian="italic" style:font-style-complex="italic"/>
    </style:style>
    <style:style style:name="T3" style:family="text">
      <style:text-properties fo:font-style="italic" officeooo:rsid="0087bc70" style:font-style-asian="italic" style:font-style-complex="italic"/>
    </style:style>
    <style:style style:name="T4" style:family="text">
      <style:text-properties fo:font-style="italic" officeooo:rsid="0087dd6b" style:font-style-asian="italic" style:font-style-complex="italic"/>
    </style:style>
    <style:style style:name="T5" style:family="text">
      <style:text-properties fo:font-style="italic" officeooo:rsid="00146587" style:font-style-asian="italic" style:font-style-complex="italic"/>
    </style:style>
    <style:style style:name="T6" style:family="text">
      <style:text-properties fo:font-style="italic" officeooo:rsid="0022e2fd" style:font-style-asian="italic" style:font-style-complex="italic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style:font-name="Times New Roman" officeooo:rsid="0004b17f"/>
    </style:style>
    <style:style style:name="T9" style:family="text">
      <style:text-properties style:font-name="Times New Roman"/>
    </style:style>
    <style:style style:name="T10" style:family="text">
      <style:text-properties style:font-name="Times New Roman" fo:font-size="11pt" fo:font-style="normal" officeooo:rsid="0087bc70" style:font-size-asian="11pt" style:font-style-asian="normal" style:font-size-complex="11pt" style:font-style-complex="normal"/>
    </style:style>
    <style:style style:name="T11" style:family="text">
      <style:text-properties style:font-name="Times New Roman" fo:font-size="11pt" fo:font-style="normal" officeooo:rsid="009789ae" style:font-size-asian="11pt" style:font-style-asian="normal" style:font-size-complex="11pt" style:font-style-complex="normal"/>
    </style:style>
    <style:style style:name="T12" style:family="text">
      <style:text-properties fo:font-size="11pt" officeooo:rsid="008a346a" style:font-size-asian="11pt" style:font-size-complex="11pt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Θέματα <text:span text:style-name="T1">Βιολογίας</text:span></text:p>
      <text:p text:style-name="P2"><text:span text:style-name="T2">Επιλέξτε όλες τις σωστές απαντήσεις </text:span><text:span text:style-name="T3">γράφοντας μόνον τ</text:span><text:span text:style-name="T4">ον αριθμό της ερώτησης και τ</text:span><text:span text:style-name="T3">ην απάντηση Α,Β,Γ ή Δ</text:span><text:span text:style-name="T2">, ανά περίπτωση </text:span><text:span text:style-name="T5">είναι ί</text:span><text:span text:style-name="T6">σως </text:span><text:span text:style-name="T5">παραπάνω από μια</text:span><text:span text:style-name="T2">!</text:span></text:p>
      <text:p text:style-name="P3"><text:span text:style-name="T2">Π</text:span><text:span text:style-name="T7">αράδειγμα για την ερώτηση 9 γράφουμε την απάντηση: 9. Α</text:span></text:p>
      <text:list text:style-name="L1">
        <text:list-item>
          <text:p text:style-name="P4">Ποιο από τα παρακάτω οργανίδια είναι υπεύθυνο για την παραγωγή ενέργειας στο κύτταρο;<text:line-break/>α. Ριβοσώματα<text:line-break/>β. Μιτοχόνδρια<text:line-break/>γ. Χλωροπλάστες<text:line-break/>δ. Χυμοτόπια</text:p>
        </text:list-item>
        <text:list-item>
          <text:p text:style-name="P4">Ποια είναι η βασική μονάδα δομής και λειτουργίας όλων των ζωντανών οργανισμών;<text:line-break/>α. Ιστός<text:line-break/>β. Όργανο<text:line-break/>γ. Κύτταρο<text:line-break/>δ. Μόριο</text:p>
        </text:list-item>
        <text:list-item>
          <text:p text:style-name="P4">Τι είναι το DNA;<text:line-break/>α. Ένα είδος πρωτεΐνης<text:line-break/>β. Το γενετικό υλικό των κυττάρων<text:line-break/>γ. Ένας υδατάνθρακας<text:line-break/>δ. Ένα είδος λιπιδίου</text:p>
        </text:list-item>
        <text:list-item>
          <text:p text:style-name="P4">Ποιο από τα παρακάτω δεν είναι χαρακτηριστικό των ζωντανών οργανισμών;<text:line-break/>α. Αναπνοή<text:line-break/>β. Αντιγραφή<text:line-break/>γ. Ανάπτυξη<text:line-break/>δ. Ακινησία</text:p>
        </text:list-item>
        <text:list-item>
          <text:p text:style-name="P4">Σε ποιο οργανίδιο γίνεται η φωτοσύνθεση;<text:line-break/>α. Στα μιτοχόνδρια<text:line-break/>β. Στο κυτταρόπλασμα<text:line-break/>γ. Στα ριβοσώματα<text:line-break/>δ. Στους χλωροπλάστες</text:p>
        </text:list-item>
        <text:list-item>
          <text:p text:style-name="P4">Τι είναι τα αμινοξέα;<text:line-break/>α. Οι δομικές μονάδες των πρωτεϊνών<text:line-break/>β. Οι δομικές μονάδες του DNA<text:line-break/>γ. Ένα είδος υδατάνθρακα<text:line-break/>δ. Ένα είδος λιπιδίου</text:p>
        </text:list-item>
        <text:list-item>
          <text:p text:style-name="P4">Πού βρίσκεται το γενετικό υλικό στους ευκαρυωτικούς οργανισμούς;<text:line-break/>α. Στο κυτταρόπλασμα<text:line-break/>β. Στα ριβοσώματα<text:line-break/>γ. Στον πυρήνα<text:line-break/>δ. Στα μιτοχόνδρια</text:p>
        </text:list-item>
        <text:list-item>
          <text:p text:style-name="P4">Ποιο είναι το προϊόν της φωτοσύνθεσης;<text:line-break/>α. Διοξείδιο του άνθρακα και νερό<text:line-break/><text:soft-page-break/>β. Οξυγόνο και γλυκόζη<text:line-break/>γ. Οξυγόνο και νερό<text:line-break/>δ. Γλυκόζη και διοξείδιο του άνθρακα</text:p>
        </text:list-item>
        <text:list-item>
          <text:p text:style-name="P4">Τι ονομάζουμε ετερότροφους οργανισμούς;<text:line-break/>α. Αυτούς που παράγουν μόνοι τους την τροφή τους<text:line-break/>β. Αυτούς που τρέφονται από άλλους οργανισμούς<text:line-break/>γ. Αυτούς που δεν χρειάζονται τροφή<text:line-break/>δ. Αυτούς που κάνουν φωτοσύνθεση</text:p>
        </text:list-item>
        <text:list-item>
          <text:p text:style-name="P4">Ποιο από τα παρακάτω ανήκει στους μονοσακχαρίτες;<text:line-break/>α. Άμυλο<text:line-break/>β. Γλυκόζη<text:line-break/>γ. Γλυκογόνο<text:line-break/>δ. Κυτταρίνη</text:p>
        </text:list-item>
        <text:list-item>
          <text:p text:style-name="P4">Τι είναι το ένζυμο;<text:line-break/>α. Ένα είδος λιπιδίου<text:line-break/>β. Μια πρωτεΐνη που λειτουργεί ως βιολογικός καταλύτης<text:line-break/>γ. Ένας τύπος υδατάνθρακα<text:line-break/>δ. Το γενετικό υλικό</text:p>
        </text:list-item>
        <text:list-item>
          <text:p text:style-name="P4">Ποια διαδικασία μετατρέπει τη χημική ενέργεια της γλυκόζης σε ATP;<text:line-break/>α. Φωτοσύνθεση<text:line-break/>β. Αντιγραφή<text:line-break/>γ. Κυτταρική αναπνοή<text:line-break/>δ. Μεταγραφή</text:p>
        </text:list-item>
        <text:list-item>
          <text:p text:style-name="P4">Ποιο είναι το όργανο που είναι υπεύθυνο για την πέψη των τροφών στους ανθρώπους;<text:line-break/>α. Η καρδιά<text:line-break/>β. Οι πνεύμονες<text:line-break/>γ. Το στομάχι<text:line-break/>δ. Το δέρμα</text:p>
        </text:list-item>
        <text:list-item>
          <text:p text:style-name="P4">Ποια είναι η δομική μονάδα του νευρικού συστήματος;<text:line-break/>α. Νεφρώνας<text:line-break/>β. Νευρώνας<text:line-break/>γ. Ερυθρό αιμοσφαίριο<text:line-break/>δ. Μυϊκό κύτταρο</text:p>
        </text:list-item>
        <text:list-item>
          <text:p text:style-name="P4">Ποιο είναι το βασικό συστατικό της κυτταρικής μεμβράνης;<text:line-break/>α. Λιπίδια και πρωτεΐνες<text:line-break/>β. Υδατάνθρακες και αμινοξέα<text:line-break/>γ. DNA και RNA<text:line-break/>δ. Άμυλο και κυτταρίνη</text:p>
        </text:list-item>
        <text:list-item>
          <text:p text:style-name="P4">Τι είναι η ομοιόσταση;<text:line-break/>α. Η διαδικασία της κυτταρικής διαίρεσης<text:line-break/>β. Η διατήρηση σταθερών εσωτερικών συνθηκών στους οργανισμούς<text:line-break/><text:soft-page-break/>γ. Η εξέλιξη των ειδών<text:line-break/>δ. Η διαδικασία της φωτοσύνθεσης</text:p>
        </text:list-item>
        <text:list-item>
          <text:p text:style-name="P4">Ποιο από τα παρακάτω είναι παράδειγμα απλού αντανακλαστικού;<text:line-break/>α. Η ομιλία<text:line-break/>β. Η οδήγηση ποδηλάτου<text:line-break/>γ. Το τράβηγμα του χεριού από μια καυτή επιφάνεια<text:line-break/>δ. Η επίλυση ενός μαθηματικού προβλήματος</text:p>
        </text:list-item>
        <text:list-item>
          <text:p text:style-name="P4">Τι είναι το γονίδιο;<text:line-break/>α. Ένα είδος πρωτεΐνης<text:line-break/>β. Μια αλληλουχία DNA που κωδικοποιεί για ένα συγκεκριμένο χαρακτηριστικό<text:line-break/>γ. Ένας τύπος υδατάνθρακα<text:line-break/>δ. Ένα κυτταρικό οργανίδιο</text:p>
        </text:list-item>
        <text:list-item>
          <text:p text:style-name="P4">Ποια διαδικασία δημιουργεί δύο πανομοιότυπα θυγατρικά κύτταρα;<text:line-break/>α. Μείωση<text:line-break/>β. Μεταλλαγή<text:line-break/>γ. Μίτωση<text:line-break/>δ. Διάχυση</text:p>
        </text:list-item>
        <text:list-item>
          <text:p text:style-name="P4">Ποιο όργανο είναι υπεύθυνο για την αποτοξίνωση του οργανισμού;<text:line-break/>α. Καρδιά<text:line-break/>β. Στομάχι<text:line-break/>γ. Ήπαρ<text:line-break/>δ. Πάγκρεας</text:p>
        </text:list-item>
        <text:list-item>
          <text:p text:style-name="P4">Ποια είναι η λειτουργία του κυκλοφορικού συστήματος στους ανθρώπους;<text:line-break/>α. Η πέψη της τροφής<text:line-break/>β. Η μεταφορά οξυγόνου και θρεπτικών ουσιών<text:line-break/>γ. Η αναπαραγωγή<text:line-break/>δ. Η ρύθμιση της θερμοκρασίας</text:p>
        </text:list-item>
        <text:list-item>
          <text:p text:style-name="P4">Ποιο είναι το κύριο όργανο του αναπνευστικού συστήματος;<text:line-break/>α. Καρδιά<text:line-break/>β. Πνεύμονες<text:line-break/>γ. Νεφρά<text:line-break/>δ. Συκώτι</text:p>
        </text:list-item>
        <text:list-item>
          <text:p text:style-name="P4">Τι είναι η εξέλιξη;<text:line-break/>α. Η ανάπτυξη ενός οργανισμού από τη γέννηση μέχρι το θάνατο<text:line-break/>β. Η αλλαγή των γενετικών χαρακτηριστικών ενός πληθυσμού με την πάροδο του χρόνου<text:line-break/>γ. Η διαδικασία της φωτοσύνθεσης<text:line-break/>δ. Η διαδικασία της κυτταρικής διαίρεσης</text:p>
        </text:list-item>
        <text:list-item>
          <text:p text:style-name="P4">Ποιος είναι ο κύριος παράγοντας της φυσικής επιλογής;<text:line-break/>α. Η τυχαία μετάλλαξη<text:line-break/>β. Ο ανταγωνισμός για τους πόρους<text:line-break/>γ. Η τεχνητή επιλογή<text:line-break/>δ. Η αναπαραγωγή</text:p>
        </text:list-item>
        <text:list-item>
          <text:p text:style-name="P4"><text:soft-page-break/>Ποιο είναι το είδος της ενέργειας που αποθηκεύεται στους χημικούς δεσμούς της γλυκόζης;<text:line-break/>α. Κινητική ενέργεια<text:line-break/>β. Θερμική ενέργεια<text:line-break/>γ. Χημική ενέργεια<text:line-break/>δ. Δυναμική ενέργεια</text:p>
        </text:list-item>
        <text:list-item>
          <text:p text:style-name="P4">Ποιο είναι το οργανίδιο που περιέχει τα ριβοσώματα;<text:line-break/>α. Πυρήνας<text:line-break/>β. Λείο ενδοπλασματικό δίκτυο<text:line-break/>γ. Μιτοχόνδρια<text:line-break/>δ. Αδρό ενδοπλασματικό δίκτυο</text:p>
        </text:list-item>
        <text:list-item>
          <text:p text:style-name="P4">Τι είναι οι μεταλλάξεις;<text:line-break/>α. Αλλαγές στην αλληλουχία του DNA<text:line-break/>β. Μια μορφή αναπαραγωγής<text:line-break/>γ. Μια διαδικασία της κυτταρικής αναπνοής<text:line-break/>δ. Μια διαδικασία της φωτοσύνθεσης</text:p>
        </text:list-item>
        <text:list-item>
          <text:p text:style-name="P4">Ποιο είναι το όργανο που παράγει την ινσουλίνη;<text:line-break/>α. Ήπαρ<text:line-break/>β. Στομάχι<text:line-break/>γ. Πάγκρεας<text:line-break/>δ. Νεφροί</text:p>
        </text:list-item>
        <text:list-item>
          <text:p text:style-name="P4">Τι είναι οι ιοί;<text:line-break/>α. Κύτταρα που έχουν μιτοχόνδρια<text:line-break/>β. Ετερότροφοι οργανισμοί<text:line-break/>γ. Ακυτταρικοί οργανισμοί που χρειάζονται κύτταρο-ξενιστή για να αναπαραχθούν<text:line-break/>δ. Αυτότροφοι οργανισμοί</text:p>
        </text:list-item>
        <text:list-item>
          <text:p text:style-name="P4">Ποιο είναι το όργανο που είναι υπεύθυνο για την όραση;<text:line-break/>α. Αυτί<text:line-break/>β. Δέρμα<text:line-break/>γ. Μύτη<text:line-break/>δ. Μάτι</text:p>
        </text:list-item>
        <text:list-item>
          <text:p text:style-name="P4">Τι είναι οι φυτοφάγοι οργανισμοί;<text:line-break/>α. Αυτοί που τρέφονται μόνο με φυτά<text:line-break/>β. Αυτοί που τρέφονται μόνο με ζώα<text:line-break/>γ. Αυτοί που τρέφονται και με φυτά και με ζώα<text:line-break/>δ. Αυτοί που τρέφονται με νεκρούς οργανισμούς</text:p>
        </text:list-item>
        <text:list-item>
          <text:p text:style-name="P4">Ποιο είναι το τελικό προϊόν της κυτταρικής αναπνοής;<text:line-break/>α. Οξυγόνο, νερό και γλυκόζη<text:line-break/>β. Γλυκόζη και διοξείδιο του άνθρακα<text:line-break/>γ. Διοξείδιο του άνθρακα, νερό και ATP<text:line-break/>δ. Οξυγόνο και ATP</text:p>
        </text:list-item>
        <text:list-item>
          <text:p text:style-name="P4">Τι είναι η αλυσίδα τροφίμων;<text:line-break/>α. Μια ομάδα οργανισμών που ζουν μαζί<text:line-break/><text:soft-page-break/>β. Μια σειρά από οργανισμούς που τρέφονται ο ένας με τον άλλον<text:line-break/>γ. Ένα είδος κυττάρου<text:line-break/>δ. Μια διαδικασία κυτταρικής διαίρεσης</text:p>
        </text:list-item>
        <text:list-item>
          <text:p text:style-name="P4">Τι είναι η βιοποικιλότητα;<text:line-break/>α. Η ποικιλία των κυττάρων<text:line-break/>β. Η ποικιλία των γενετικών χαρακτηριστικών<text:line-break/>γ. Η ποικιλία της ζωής σε όλα τα επίπεδα οργάνωσης<text:line-break/>δ. Η ποικιλία των ενζύμων</text:p>
        </text:list-item>
        <text:list-item>
          <text:p text:style-name="P4">Ποιο είναι το όργανο που φιλτράρει το αίμα και παράγει ούρα;<text:line-break/>α. Ήπαρ<text:line-break/>β. Νεφροί<text:line-break/>γ. Σπλήνας<text:line-break/>δ. Πάγκρεας</text:p>
        </text:list-item>
        <text:list-item>
          <text:p text:style-name="P4">Ποια είναι η λειτουργία των χρωμοσωμάτων;<text:line-break/>α. Η αποθήκευση ενέργειας<text:line-break/>β. Η μεταφορά του γενετικού υλικού<text:line-break/>γ. Η παραγωγή πρωτεϊνών<text:line-break/>δ. Η ρύθμιση της θερμοκρασίας</text:p>
        </text:list-item>
        <text:list-item>
          <text:p text:style-name="P4">Ποια είναι η διαφορά μεταξύ φυτικού και ζωικού κυττάρου;<text:line-break/>α. Το ζωικό κύτταρο έχει κυτταρικό τοίχωμα<text:line-break/>β. Το φυτικό κύτταρο έχει χλωροπλάστες και κυτταρικό τοίχωμα<text:line-break/>γ. Το ζωικό κύτταρο έχει μεγαλύτερους χυμοτόπιους<text:line-break/>δ. Το φυτικό κύτταρο δεν έχει πυρήνα</text:p>
        </text:list-item>
        <text:list-item>
          <text:p text:style-name="P4">Ποιος είναι ο κύριος σκοπός της μείωσης;<text:line-break/>α. Η δημιουργία δύο πανομοιότυπων κυττάρων<text:line-break/>β. Η δημιουργία γαμετών με τον μισό αριθμό χρωμοσωμάτων<text:line-break/>γ. Η ανάπτυξη του οργανισμού<text:line-break/>δ. Η επισκευή των ιστών</text:p>
        </text:list-item>
        <text:list-item>
          <text:p text:style-name="P4">Ποιο είναι το όργανο που λειτουργεί ως "αντλία" για την κυκλοφορία του αίματος;<text:line-break/>α. Πνεύμονες<text:line-break/>β. Ήπαρ<text:line-break/>γ. Καρδιά<text:line-break/>δ. Νεφροί</text:p>
        </text:list-item>
        <text:list-item>
          <text:p text:style-name="P5">Τι είναι οι φερόμονες;<text:line-break/>α. Ορμόνες που παράγονται από τα φυτά<text:line-break/>β. Χημικές ουσίες που χρησιμοποιούνται για επικοινωνία μεταξύ ατόμων του ίδιου είδους<text:line-break/>γ. Ουσίες που χρησιμοποιούνται για την πέψη<text:line-break/>δ. Ουσίες που παράγονται κατά τη φωτοσύνθεση</text:p>
        </text:list-item>
      </text:list>
      <text:p text:style-name="P6"><text:span text:style-name="Strong_20_Emphasis"><text:span text:style-name="T8">Λύσεις <text:s/>για τις </text:span></text:span><text:span text:style-name="Strong_20_Emphasis"><text:span text:style-name="T9">40 ερωτήσεις πολλαπλής επιλογής στη Βιολογία</text:span></text:span></text:p>
      <text:p text:style-name="P7"><text:span text:style-name="Strong_20_Emphasis"><text:span text:style-name="T9">Οδηγίες:</text:span></text:span><text:span text:style-name="T9"> Για κάθε ερώτηση, επιλέξτε την καλύτερη απάντηση από τις επιλογές (α, β, γ, δ).</text:span></text:p>
      <text:list text:style-name="L2">
        <text:list-item>
          <text:p text:style-name="P8"><text:soft-page-break/>Ποιο από τα παρακάτω οργανίδια είναι υπεύθυνο για την παραγωγή της περισσότερης ενέργειας (με τη μορφή ATP) στο κύτταρο;<text:line-break/>α. Ριβοσώματα<text:line-break/>β. Μιτοχόνδρια<text:line-break/>γ. Χλωροπλάστες<text:line-break/>δ. Πυρήνας</text:p>
          <text:p text:style-name="P9"/>
          <text:p text:style-name="P10"><text:span text:style-name="Emphasis"><text:span text:style-name="T9">Υπόδειξη:</text:span></text:span><text:span text:style-name="T9"> Η "ενεργειακή μονάδα" του κυττάρου.<text:line-break/></text:span><text:span text:style-name="Emphasis"><text:span text:style-name="T9">Σωστή απάντηση:</text:span></text:span><text:span text:style-name="T9"> β. Μιτοχόνδρια</text:span></text:p>
        </text:list-item>
        <text:list-item>
          <text:p text:style-name="P8">Ποια είναι η βασική μονάδα δομής και λειτουργίας όλων των ζωντανών οργανισμών;<text:line-break/>α. Ιστός<text:line-break/>β. Όργανο<text:line-break/>γ. Κύτταρο<text:line-break/>δ. Μόριο</text:p>
          <text:p text:style-name="P9"/>
          <text:p text:style-name="P10"><text:span text:style-name="Emphasis"><text:span text:style-name="T9">Υπόδειξη:</text:span></text:span><text:span text:style-name="T9"> Η μικρότερη μονάδα ζωής.<text:line-break/></text:span><text:span text:style-name="Emphasis"><text:span text:style-name="T9">Σωστή απάντηση:</text:span></text:span><text:span text:style-name="T9"> γ. Κύτταρο</text:span></text:p>
        </text:list-item>
        <text:list-item>
          <text:p text:style-name="P8">Σε ποιο οργανίδιο των φυτικών κυττάρων πραγματοποιείται η φωτοσύνθεση;<text:line-break/>α. Στα χυμοτόπια<text:line-break/>β. Στα μιτοχόνδρια<text:line-break/>γ. Στους χλωροπλάστες<text:line-break/>δ. Στο κυτταρόπλασμα</text:p>
          <text:p text:style-name="P9"/>
          <text:p text:style-name="P10"><text:span text:style-name="Emphasis"><text:span text:style-name="T9">Υπόδειξη:</text:span></text:span><text:span text:style-name="T9"> Το οργανίδιο που περιέχει χλωροφύλλη και δίνει το πράσινο χρώμα στα φυτά.<text:line-break/></text:span><text:span text:style-name="Emphasis"><text:span text:style-name="T9">Σωστή απάντηση:</text:span></text:span><text:span text:style-name="T9"> γ. Στους χλωροπλάστες</text:span></text:p>
        </text:list-item>
        <text:list-item>
          <text:p text:style-name="P8">Ποια είναι η λειτουργία του DNA;<text:line-break/>α. Η ρύθμιση της θερμοκρασίας του κυττάρου.<text:line-break/>β. Η αποθήκευση γενετικών πληροφοριών.<text:line-break/>γ. Η παραγωγή πρωτεϊνών.<text:line-break/>δ. Η παροχή δομικής στήριξης στο κύτταρο.</text:p>
          <text:p text:style-name="P9"/>
          <text:p text:style-name="P10"><text:span text:style-name="Emphasis"><text:span text:style-name="T9">Υπόδειξη:</text:span></text:span><text:span text:style-name="T9"> Σκέψου τη δομή της διπλής έλικας.<text:line-break/></text:span><text:span text:style-name="Emphasis"><text:span text:style-name="T9">Σωστή απάντηση:</text:span></text:span><text:span text:style-name="T9"> β. Η αποθήκευση γενετικών πληροφοριών.</text:span></text:p>
        </text:list-item>
        <text:list-item>
          <text:p text:style-name="P8">Ποιος είναι ο κύριος παράγοντας της φυσικής επιλογής, σύμφωνα με τον Δαρβίνο;<text:line-break/>α. Η τυχαία μετάλλαξη<text:line-break/>β. Ο ανταγωνισμός για τους πόρους<text:line-break/>γ. Η τεχνητή επιλογή<text:line-break/>δ. Η αναπαραγωγή</text:p>
          <text:p text:style-name="P9"/>
          <text:p text:style-name="P10"><text:soft-page-break/><text:span text:style-name="Emphasis"><text:span text:style-name="T9">Υπόδειξη:</text:span></text:span><text:span text:style-name="T9"> Οι οργανισμοί με τα πιο ευνοϊκά χαρακτηριστικά επιβιώνουν και αναπαράγονται περισσότερο.<text:line-break/></text:span><text:span text:style-name="Emphasis"><text:span text:style-name="T9">Σωστή απάντηση:</text:span></text:span><text:span text:style-name="T9"> β. Ο ανταγωνισμός για τους πόρους</text:span></text:p>
        </text:list-item>
        <text:list-item>
          <text:p text:style-name="P8">Τι είναι τα ένζυμα;<text:line-break/>α. Λιπίδια που αποθηκεύουν ενέργεια.<text:line-break/>β. Υδατάνθρακες που παρέχουν δομική στήριξη.<text:line-break/>γ. Πρωτεΐνες που δρουν ως βιολογικοί καταλύτες.<text:line-break/>δ. Γενετικό υλικό που βρίσκεται στον πυρήνα.</text:p>
          <text:p text:style-name="P9"/>
          <text:p text:style-name="P10"><text:span text:style-name="Emphasis"><text:span text:style-name="T9">Υπόδειξη:</text:span></text:span><text:span text:style-name="T9"> Τα ένζυμα επιταχύνουν τις χημικές αντιδράσεις στο κύτταρο.<text:line-break/></text:span><text:span text:style-name="Emphasis"><text:span text:style-name="T9">Σωστή απάντηση:</text:span></text:span><text:span text:style-name="T9"> γ. Πρωτεΐνες που δρουν ως βιολογικοί καταλύτες.</text:span></text:p>
        </text:list-item>
        <text:list-item>
          <text:p text:style-name="P8">Ποια είναι η διαδικασία κατά την οποία ένα κύτταρο διαιρείται σε δύο πανομοιότυπα θυγατρικά κύτταρα;<text:line-break/>α. Μείωση<text:line-break/>β. Μίτωση<text:line-break/>γ. Φωτοσύνθεση<text:line-break/>δ. Μεταλλαγή</text:p>
          <text:p text:style-name="P9"/>
          <text:p text:style-name="P10"><text:span text:style-name="Emphasis"><text:span text:style-name="T9">Υπόδειξη:</text:span></text:span><text:span text:style-name="T9"> Η κυτταρική διαίρεση για την ανάπτυξη και την επισκευή.<text:line-break/></text:span><text:span text:style-name="Emphasis"><text:span text:style-name="T9">Σωστή απάντηση:</text:span></text:span><text:span text:style-name="T9"> β. Μίτωση</text:span></text:p>
        </text:list-item>
        <text:list-item>
          <text:p text:style-name="P8">Τι είναι η ομοιόσταση;<text:line-break/>α. Η διαδικασία της φωτοσύνθεσης.<text:line-break/>β. Η διατήρηση σταθερών εσωτερικών συνθηκών στους οργανισμούς.<text:line-break/>γ. Η εξέλιξη των ειδών.<text:line-break/>δ. Η διαδικασία της αναπαραγωγής.</text:p>
          <text:p text:style-name="P9"/>
          <text:p text:style-name="P10"><text:span text:style-name="Emphasis"><text:span text:style-name="T9">Υπόδειξη:</text:span></text:span><text:span text:style-name="T9"> Σκέψου πώς το σώμα διατηρεί σταθερή τη θερμοκρασία του.<text:line-break/></text:span><text:span text:style-name="Emphasis"><text:span text:style-name="T9">Σωστή απάντηση:</text:span></text:span><text:span text:style-name="T9"> β. Η διατήρηση σταθερών εσωτερικών συνθηκών στους οργανισμούς.</text:span></text:p>
        </text:list-item>
        <text:list-item>
          <text:p text:style-name="P8">Ποιο όργανο του ανθρώπινου σώματος είναι υπεύθυνο για την άντληση του αίματος;<text:line-break/>α. Ήπαρ<text:line-break/>β. Νεφροί<text:line-break/>γ. Καρδιά<text:line-break/>δ. Πνεύμονες</text:p>
          <text:p text:style-name="P9"/>
          <text:p text:style-name="P10"><text:span text:style-name="Emphasis"><text:span text:style-name="T9">Υπόδειξη:</text:span></text:span><text:span text:style-name="T9"> Ο μυς που διατηρεί την κυκλοφορία του αίματος.<text:line-break/></text:span><text:span text:style-name="Emphasis"><text:span text:style-name="T9">Σωστή απάντηση:</text:span></text:span><text:span text:style-name="T9"> γ. Καρδιά</text:span></text:p>
        </text:list-item>
        <text:list-item>
          <text:p text:style-name="P8">Πού βρίσκεται το γενετικό υλικό στα προκαρυωτικά κύτταρα;<text:line-break/>α. Στον πυρήνα<text:line-break/>β. Στο κυτταρόπλασμα<text:line-break/><text:soft-page-break/>γ. Στα μιτοχόνδρια<text:line-break/>δ. Στους χλωροπλάστες</text:p>
          <text:p text:style-name="P9"/>
          <text:p text:style-name="P10"><text:span text:style-name="Emphasis"><text:span text:style-name="T9">Υπόδειξη:</text:span></text:span><text:span text:style-name="T9"> Τα προκαρυωτικά κύτταρα δεν έχουν πυρήνα.<text:line-break/></text:span><text:span text:style-name="Emphasis"><text:span text:style-name="T9">Σωστή απάντηση:</text:span></text:span><text:span text:style-name="T9"> β. Στο κυτταρόπλασμα</text:span></text:p>
        </text:list-item>
        <text:list-item>
          <text:p text:style-name="P8">Τι είναι οι μεταλλάξεις;<text:line-break/>α. Αλλαγές στην αλληλουχία των νουκλεοτιδίων του DNA.<text:line-break/>β. Μια μορφή αναπαραγωγής.<text:line-break/>γ. Μια διαδικασία της κυτταρικής αναπνοής.<text:line-break/>δ. Μια διαδικασία της φωτοσύνθεσης.</text:p>
          <text:p text:style-name="P9"/>
          <text:p text:style-name="P10"><text:span text:style-name="Emphasis"><text:span text:style-name="T9">Υπόδειξη:</text:span></text:span><text:span text:style-name="T9"> Οι μεταλλάξεις είναι η πηγή της γενετικής ποικιλότητας.<text:line-break/></text:span><text:span text:style-name="Emphasis"><text:span text:style-name="T9">Σωστή απάντηση:</text:span></text:span><text:span text:style-name="T9"> α. Αλλαγές στην αλληλουχία των νουκλεοτιδίων του DNA.</text:span></text:p>
        </text:list-item>
        <text:list-item>
          <text:p text:style-name="P8">Ποιος είναι ο κύριος σκοπός της μείωσης;<text:line-break/>α. Η δημιουργία δύο πανομοιότυπων κυττάρων.<text:line-break/>β. Η δημιουργία γαμετών με τον μισό αριθμό χρωμοσωμάτων.<text:line-break/>γ. Η ανάπτυξη του οργανισμού.<text:line-break/>δ. Η επισκευή των ιστών.</text:p>
          <text:p text:style-name="P9"/>
          <text:p text:style-name="P10"><text:span text:style-name="Emphasis"><text:span text:style-name="T9">Υπόδειξη:</text:span></text:span><text:span text:style-name="T9"> Σκέψου πώς σχηματίζονται τα γεννητικά κύτταρα (σπέρμα, ωάρια).<text:line-break/></text:span><text:span text:style-name="Emphasis"><text:span text:style-name="T9">Σωστή απάντηση:</text:span></text:span><text:span text:style-name="T9"> β. Η δημιουργία γαμετών με τον μισό αριθμό χρωμοσωμάτων.</text:span></text:p>
        </text:list-item>
        <text:list-item>
          <text:p text:style-name="P8">Ποιο είναι το κύριο συστατικό του κυτταρικού τοιχώματος των φυτικών κυττάρων;<text:line-break/>α. Κυτταρίνη<text:line-break/>β. Κυτταρόπλασμα<text:line-break/>γ. Χρωμόσωμα<text:line-break/>δ. Χλωροφύλλη</text:p>
          <text:p text:style-name="P9"/>
          <text:p text:style-name="P10"><text:span text:style-name="Emphasis"><text:span text:style-name="T9">Υπόδειξη:</text:span></text:span><text:span text:style-name="T9"> Ένας πολυσακχαρίτης που παρέχει δομική στήριξη.<text:line-break/></text:span><text:span text:style-name="Emphasis"><text:span text:style-name="T9">Σωστή απάντηση:</text:span></text:span><text:span text:style-name="T9"> α. Κυτταρίνη</text:span></text:p>
        </text:list-item>
        <text:list-item>
          <text:p text:style-name="P8">Τι είναι το γονίδιο;<text:line-break/>α. Ένα είδος πρωτεΐνης.<text:line-break/>β. Μια αλληλουχία DNA που κωδικοποιεί για ένα συγκεκριμένο χαρακτηριστικό.<text:line-break/>γ. Ένας τύπος υδατάνθρακα.<text:line-break/>δ. Ένα κυτταρικό οργανίδιο.</text:p>
          <text:p text:style-name="P9"/>
          <text:p text:style-name="P10"><text:span text:style-name="Emphasis"><text:span text:style-name="T9">Υπόδειξη:</text:span></text:span><text:span text:style-name="T9"> Τα γονίδια είναι οι μονάδες της κληρονομικότητας.<text:line-break/></text:span><text:span text:style-name="Emphasis"><text:span text:style-name="T9">Σωστή απάντηση:</text:span></text:span><text:span text:style-name="T9"> β. Μια αλληλουχία DNA που κωδικοποιεί για ένα συγκεκριμένο χαρακτηριστικό.</text:span></text:p>
        </text:list-item>
        <text:list-item>
          <text:p text:style-name="P8">Ποιο από τα παρακάτω είναι παράδειγμα ετερότροφου οργανισμού;<text:line-break/>α. Ένα δέντρο<text:line-break/><text:soft-page-break/>β. Ένα φύκι<text:line-break/>γ. Ένα βακτήριο που κάνει φωτοσύνθεση<text:line-break/>δ. Ένας άνθρωπος</text:p>
          <text:p text:style-name="P9"/>
          <text:p text:style-name="P10"><text:span text:style-name="Emphasis"><text:span text:style-name="T9">Υπόδειξη:</text:span></text:span><text:span text:style-name="T9"> Οι ετερότροφοι οργανισμοί δεν παράγουν μόνοι τους την τροφή τους.<text:line-break/></text:span><text:span text:style-name="Emphasis"><text:span text:style-name="T9">Σωστή απάντηση:</text:span></text:span><text:span text:style-name="T9"> δ. Ένας άνθρωπος</text:span></text:p>
        </text:list-item>
        <text:list-item>
          <text:p text:style-name="P8">Ποια είναι η λειτουργία των ριβοσωμάτων;<text:line-break/>α. Η παραγωγή ενέργειας.<text:line-break/>β. Η σύνθεση πρωτεϊνών.<text:line-break/>γ. Η αποθήκευση γενετικού υλικού.<text:line-break/>δ. Η αποτοξίνωση του κυττάρου.</text:p>
          <text:p text:style-name="P9"/>
          <text:p text:style-name="P10"><text:span text:style-name="Emphasis"><text:span text:style-name="T9">Υπόδειξη:</text:span></text:span><text:span text:style-name="T9"> Τα ριβοσώματα είναι τα "εργοστάσια" πρωτεϊνών του κυττάρου.<text:line-break/></text:span><text:span text:style-name="Emphasis"><text:span text:style-name="T9">Σωστή απάντηση:</text:span></text:span><text:span text:style-name="T9"> β. Η σύνθεση πρωτεϊνών.</text:span></text:p>
        </text:list-item>
        <text:list-item>
          <text:p text:style-name="P8">Τι ονομάζουμε το σύνολο των γονιδίων ενός οργανισμού;<text:line-break/>α. Γενότυπος<text:line-break/>β. Φαινότυπος<text:line-break/>γ. Χρωμόσωμα<text:line-break/>δ. Αλληλόμορφο</text:p>
          <text:p text:style-name="P9"/>
          <text:p text:style-name="P10"><text:span text:style-name="Emphasis"><text:span text:style-name="T9">Υπόδειξη:</text:span></text:span><text:span text:style-name="T9"> Ο γενετικός κώδικας ενός οργανισμού.<text:line-break/></text:span><text:span text:style-name="Emphasis"><text:span text:style-name="T9">Σωστή απάντηση:</text:span></text:span><text:span text:style-name="T9"> α. Γενότυπος</text:span></text:p>
        </text:list-item>
        <text:list-item>
          <text:p text:style-name="P8">Σε ποια κατηγορία οργανισμών ανήκουν οι ιοί;<text:line-break/>α. Προκαρυωτικοί<text:line-break/>β. Ευκαρυωτικοί<text:line-break/>γ. Ακυτταρικοί<text:line-break/>δ. Αυτότροφοι</text:p>
          <text:p text:style-name="P9"/>
          <text:p text:style-name="P10"><text:span text:style-name="Emphasis"><text:span text:style-name="T9">Υπόδειξη:</text:span></text:span><text:span text:style-name="T9"> Οι ιοί δεν αποτελούνται από κύτταρα και χρειάζονται έναν ξενιστή για να αναπαραχθούν.<text:line-break/></text:span><text:span text:style-name="Emphasis"><text:span text:style-name="T9">Σωστή απάντηση:</text:span></text:span><text:span text:style-name="T9"> γ. Ακυτταρικοί</text:span></text:p>
        </text:list-item>
        <text:list-item>
          <text:p text:style-name="P8">Ποιο είναι το τελικό προϊόν της φωτοσύνθεσης;<text:line-break/>α. Διοξείδιο του άνθρακα και νερό.<text:line-break/>β. Οξυγόνο και γλυκόζη.<text:line-break/>γ. Οξυγόνο και νερό.<text:line-break/>δ. Γλυκόζη και διοξείδιο του άνθρακα.</text:p>
          <text:p text:style-name="P9"/>
          <text:p text:style-name="P10"><text:span text:style-name="Emphasis"><text:span text:style-name="T9">Υπόδειξη:</text:span></text:span><text:span text:style-name="T9"> Τα φυτά παράγουν τη δική τους τροφή και ένα υποπροϊόν.<text:line-break/></text:span><text:span text:style-name="Emphasis"><text:span text:style-name="T9">Σωστή απάντηση:</text:span></text:span><text:span text:style-name="T9"> β. Οξυγόνο και γλυκόζη.</text:span></text:p>
        </text:list-item>
        <text:list-item>
          <text:p text:style-name="P8"><text:soft-page-break/>Τι είναι η αλυσίδα τροφίμων;<text:line-break/>α. Μια ομάδα οργανισμών που ζουν μαζί.<text:line-break/>β. Μια σειρά από οργανισμούς που τρέφονται ο ένας με τον άλλον.<text:line-break/>γ. Ένα είδος κυττάρου.<text:line-break/>δ. Μια διαδικασία κυτταρικής διαίρεσης.</text:p>
          <text:p text:style-name="P9"/>
          <text:p text:style-name="P10"><text:span text:style-name="Emphasis"><text:span text:style-name="T9">Υπόδειξη:</text:span></text:span><text:span text:style-name="T9"> Δείχνει τη μεταφορά ενέργειας από το ένα επίπεδο στο άλλο.<text:line-break/></text:span><text:span text:style-name="Emphasis"><text:span text:style-name="T9">Σωστή απάντηση:</text:span></text:span><text:span text:style-name="T9"> β. Μια σειρά από οργανισμούς που τρέφονται ο ένας με τον άλλον.</text:span></text:p>
        </text:list-item>
        <text:list-item>
          <text:p text:style-name="P8">Ποιος είναι ο ρόλος του κυκλοφορικού συστήματος στους ανθρώπους;<text:line-break/>α. Η πέψη της τροφής.<text:line-break/>β. Η μεταφορά οξυγόνου και θρεπτικών ουσιών.<text:line-break/>γ. Η ρύθμιση της θερμοκρασίας.<text:line-break/>δ. Η αναπαραγωγή.</text:p>
          <text:p text:style-name="P9"/>
          <text:p text:style-name="P10"><text:span text:style-name="Emphasis"><text:span text:style-name="T9">Υπόδειξη:</text:span></text:span><text:span text:style-name="T9"> Σκέψου το αίμα που μεταφέρει ουσίες σε όλο το σώμα.<text:line-break/></text:span><text:span text:style-name="Emphasis"><text:span text:style-name="T9">Σωστή απάντηση:</text:span></text:span><text:span text:style-name="T9"> β. Η μεταφορά οξυγόνου και θρεπτικών ουσιών.</text:span></text:p>
        </text:list-item>
        <text:list-item>
          <text:p text:style-name="P8">Ποιο είναι το κύριο όργανο του αναπνευστικού συστήματος;<text:line-break/>α. Καρδιά<text:line-break/>β. Πνεύμονες<text:line-break/>γ. Νεφροί<text:line-break/>δ. Ήπαρ</text:p>
          <text:p text:style-name="P9"/>
          <text:p text:style-name="P10"><text:span text:style-name="Emphasis"><text:span text:style-name="T9">Υπόδειξη:</text:span></text:span><text:span text:style-name="T9"> Εκεί γίνεται η ανταλλαγή των αερίων.<text:line-break/></text:span><text:span text:style-name="Emphasis"><text:span text:style-name="T9">Σωστή απάντηση:</text:span></text:span><text:span text:style-name="T9"> β. Πνεύμονες</text:span></text:p>
        </text:list-item>
        <text:list-item>
          <text:p text:style-name="P8">Ποιο είναι το κύριο συστατικό της κυτταρικής μεμβράνης;<text:line-break/>α. Κυτταρίνη και πρωτεΐνες.<text:line-break/>β. Φωσφολιπίδια και πρωτεΐνες.<text:line-break/>γ. DNA και RNA.<text:line-break/>δ. Άμυλο και κυτταρίνη.</text:p>
          <text:p text:style-name="P9"/>
          <text:p text:style-name="P10"><text:span text:style-name="Emphasis"><text:span text:style-name="T9">Υπόδειξη:</text:span></text:span><text:span text:style-name="T9"> Η μεμβράνη αποτελείται από μια διπλοστιβάδα λιπιδίων.<text:line-break/></text:span><text:span text:style-name="Emphasis"><text:span text:style-name="T9">Σωστή απάντηση:</text:span></text:span><text:span text:style-name="T9"> β. Φωσφολιπίδια και πρωτεΐνες.</text:span></text:p>
        </text:list-item>
        <text:list-item>
          <text:p text:style-name="P8">Τι ονομάζουμε την κίνηση μορίων από περιοχή υψηλής συγκέντρωσης σε περιοχή χαμηλής συγκέντρωσης χωρίς κατανάλωση ενέργειας;<text:line-break/>α. Ενεργητική μεταφορά<text:line-break/>β. Διάχυση<text:line-break/>γ. Όσμωση<text:line-break/>δ. Φαγοκυττάρωση</text:p>
          <text:p text:style-name="P9"/>
          <text:p text:style-name="P10"><text:soft-page-break/><text:span text:style-name="Emphasis"><text:span text:style-name="T9">Υπόδειξη:</text:span></text:span><text:span text:style-name="T9"> Η διάχυση είναι μια παθητική διαδικασία.<text:line-break/></text:span><text:span text:style-name="Emphasis"><text:span text:style-name="T9">Σωστή απάντηση:</text:span></text:span><text:span text:style-name="T9"> β. Διάχυση</text:span></text:p>
        </text:list-item>
        <text:list-item>
          <text:p text:style-name="P8">Τι είναι τα αμινοξέα;<text:line-break/>α. Οι δομικές μονάδες των πρωτεϊνών.<text:line-break/>β. Οι δομικές μονάδες του DNA.<text:line-break/>γ. Ένα είδος υδατάνθρακα.<text:line-break/>δ. Ένα είδος λιπιδίου.</text:p>
          <text:p text:style-name="P9"/>
          <text:p text:style-name="P10"><text:span text:style-name="Emphasis"><text:span text:style-name="T9">Υπόδειξη:</text:span></text:span><text:span text:style-name="T9"> Σκέψου το "δομικό υλικό" των πρωτεϊνών.<text:line-break/></text:span><text:span text:style-name="Emphasis"><text:span text:style-name="T9">Σωστή απάντηση:</text:span></text:span><text:span text:style-name="T9"> α. Οι δομικές μονάδες των πρωτεϊνών.</text:span></text:p>
        </text:list-item>
        <text:list-item>
          <text:p text:style-name="P8">Ποιο όργανο είναι υπεύθυνο για την αποτοξίνωση του οργανισμού και την παραγωγή χολής;<text:line-break/>α. Καρδιά<text:line-break/>β. Στομάχι<text:line-break/>γ. Ήπαρ<text:line-break/>δ. Πάγκρεας</text:p>
          <text:p text:style-name="P9"/>
          <text:p text:style-name="P10"><text:span text:style-name="Emphasis"><text:span text:style-name="T9">Υπόδειξη:</text:span></text:span><text:span text:style-name="T9"> Το μεγαλύτερο εσωτερικό όργανο του σώματος.<text:line-break/></text:span><text:span text:style-name="Emphasis"><text:span text:style-name="T9">Σωστή απάντηση:</text:span></text:span><text:span text:style-name="T9"> γ. Ήπαρ</text:span></text:p>
        </text:list-item>
        <text:list-item>
          <text:p text:style-name="P8">Τι είναι η βιοποικιλότητα;<text:line-break/>α. Η ποικιλία των κυττάρων.<text:line-break/>β. Η ποικιλία των γενετικών χαρακτηριστικών.<text:line-break/>γ. Η ποικιλία της ζωής σε όλα τα επίπεδα οργάνωσης.<text:line-break/>δ. Η ποικιλία των ενζύμων.</text:p>
          <text:p text:style-name="P9"/>
          <text:p text:style-name="P10"><text:span text:style-name="Emphasis"><text:span text:style-name="T9">Υπόδειξη:</text:span></text:span><text:span text:style-name="T9"> Αναφέρεται στη συνολική ποικιλία των έμβιων όντων.<text:line-break/></text:span><text:span text:style-name="Emphasis"><text:span text:style-name="T9">Σωστή απάντηση:</text:span></text:span><text:span text:style-name="T9"> γ. Η ποικιλία της ζωής σε όλα τα επίπεδα οργάνωσης.</text:span></text:p>
        </text:list-item>
        <text:list-item>
          <text:p text:style-name="P8">Ποιο όργανο του ανθρώπινου σώματος φιλτράρει το αίμα και παράγει τα ούρα;<text:line-break/>α. Ήπαρ<text:line-break/>β. Νεφροί<text:line-break/>γ. Σπλήνας<text:line-break/>δ. Πάγκρεας</text:p>
          <text:p text:style-name="P9"/>
          <text:p text:style-name="P10"><text:span text:style-name="Emphasis"><text:span text:style-name="T9">Υπόδειξη:</text:span></text:span><text:span text:style-name="T9"> Είναι ένα ζευγάρι οργάνων.<text:line-break/></text:span><text:span text:style-name="Emphasis"><text:span text:style-name="T9">Σωστή απάντηση:</text:span></text:span><text:span text:style-name="T9"> β. Νεφροί</text:span></text:p>
        </text:list-item>
        <text:list-item>
          <text:p text:style-name="P8">Ποια είναι η λειτουργία του σκελετού;<text:line-break/>α. Η πέψη της τροφής.<text:line-break/>β. Η παροχή δομικής στήριξης, προστασίας και κίνησης.<text:line-break/>γ. Η μεταφορά οξυγόνου.<text:line-break/>δ. Η ρύθμιση της θερμοκρασίας.</text:p>
          <text:p text:style-name="P9"/>
          <text:p text:style-name="P10"><text:soft-page-break/><text:span text:style-name="Emphasis"><text:span text:style-name="T9">Υπόδειξη:</text:span></text:span><text:span text:style-name="T9"> Το εσωτερικό πλαίσιο του σώματος.<text:line-break/></text:span><text:span text:style-name="Emphasis"><text:span text:style-name="T9">Σωστή απάντηση:</text:span></text:span><text:span text:style-name="T9"> β. Η παροχή δομικής στήριξης, προστασίας και κίνησης.</text:span></text:p>
        </text:list-item>
        <text:list-item>
          <text:p text:style-name="P8">Ποιο από τα παρακάτω είναι χαρακτηριστικό των αυτότροφων οργανισμών;<text:line-break/>α. Παράγουν μόνοι τους την τροφή τους.<text:line-break/>β. Τρέφονται από άλλους οργανισμούς.<text:line-break/>γ. Δεν χρειάζονται τροφή.<text:line-break/>δ. Χρειάζονται οξυγόνο για την επιβίωση.</text:p>
          <text:p text:style-name="P9"/>
          <text:p text:style-name="P10"><text:span text:style-name="Emphasis"><text:span text:style-name="T9">Υπόδειξη:</text:span></text:span><text:span text:style-name="T9"> Σκέψου τα φυτά.<text:line-break/></text:span><text:span text:style-name="Emphasis"><text:span text:style-name="T9">Σωστή απάντηση:</text:span></text:span><text:span text:style-name="T9"> α. Παράγουν μόνοι τους την τροφή τους.</text:span></text:p>
        </text:list-item>
        <text:list-item>
          <text:p text:style-name="P8">Ποια είναι η λειτουργία του νευρικού συστήματος;<text:line-break/>α. Η μεταφορά αίματος.<text:line-break/>β. Η ρύθμιση των σωματικών λειτουργιών και η απόκριση σε ερεθίσματα.<text:line-break/>γ. Η πέψη της τροφής.<text:line-break/>δ. Η αναπαραγωγή.</text:p>
          <text:p text:style-name="P9"/>
          <text:p text:style-name="P10"><text:span text:style-name="Emphasis"><text:span text:style-name="T9">Υπόδειξη:</text:span></text:span><text:span text:style-name="T9"> Σκέψου τον εγκέφαλο και τα νεύρα.<text:line-break/></text:span><text:span text:style-name="Emphasis"><text:span text:style-name="T9">Σωστή απάντηση:</text:span></text:span><text:span text:style-name="T9"> β. Η ρύθμιση των σωματικών λειτουργιών και η απόκριση σε ερεθίσματα.</text:span></text:p>
        </text:list-item>
        <text:list-item>
          <text:p text:style-name="P8">Τι είναι το φαινόμενο της οξείδωσης-αναγωγής;<text:line-break/>α. Μια αντίδραση κατά την οποία γίνεται σύνθεση πρωτεϊνών.<text:line-break/>β. Μια αντίδραση κατά την οποία γίνεται μεταφορά ηλεκτρονίων.<text:line-break/>γ. Μια αντίδραση κατά την οποία γίνεται μόνο φωτοσύνθεση.<text:line-break/>δ. Μια αντίδραση κατά την οποία παράγεται ATP.</text:p>
          <text:p text:style-name="P9"/>
          <text:p text:style-name="P10"><text:span text:style-name="Emphasis"><text:span text:style-name="T9">Υπόδειξη:</text:span></text:span><text:span text:style-name="T9"> Σκέψου την οξείδωση της γλυκόζης στην κυτταρική αναπνοή.<text:line-break/></text:span><text:span text:style-name="Emphasis"><text:span text:style-name="T9">Σωστή απάντηση:</text:span></text:span><text:span text:style-name="T9"> β. Μια αντίδραση κατά την οποία γίνεται μεταφορά ηλεκτρονίων.</text:span></text:p>
        </text:list-item>
        <text:list-item>
          <text:p text:style-name="P8">Ποια είναι η λειτουργία του παχέος εντέρου;<text:line-break/>α. Η απορρόφηση των θρεπτικών συστατικών.<text:line-break/>β. Η πέψη των πρωτεϊνών.<text:line-break/>γ. Η απορρόφηση νερού και η αποθήκευση αποβλήτων.<text:line-break/>δ. Η παραγωγή χολής.</text:p>
          <text:p text:style-name="P9"/>
          <text:p text:style-name="P10"><text:span text:style-name="Emphasis"><text:span text:style-name="T9">Υπόδειξη:</text:span></text:span><text:span text:style-name="T9"> Το τελευταίο τμήμα του πεπτικού συστήματος.<text:line-break/></text:span><text:span text:style-name="Emphasis"><text:span text:style-name="T9">Σωστή απάντηση:</text:span></text:span><text:span text:style-name="T9"> γ. Η απορρόφηση νερού και η αποθήκευση αποβλήτων.</text:span></text:p>
        </text:list-item>
        <text:list-item>
          <text:p text:style-name="P8">Ποιο από τα παρακάτω είναι ένα λιπίδιο;<text:line-break/>α. Άμυλο<text:line-break/>β. Γλυκόζη<text:line-break/>γ. Έλαιο<text:line-break/>δ. Κυτταρίνη</text:p>
          <text:p text:style-name="P9"/>
          <text:p text:style-name="P10"><text:soft-page-break/><text:span text:style-name="Emphasis"><text:span text:style-name="T9">Υπόδειξη:</text:span></text:span><text:span text:style-name="T9"> Τα λίπη, τα έλαια και τα κεριά είναι παραδείγματα.<text:line-break/></text:span><text:span text:style-name="Emphasis"><text:span text:style-name="T9">Σωστή απάντηση:</text:span></text:span><text:span text:style-name="T9"> γ. Έλαιο</text:span></text:p>
        </text:list-item>
        <text:list-item>
          <text:p text:style-name="P8">Ποια είναι η λειτουργία των χρωμοσωμάτων;<text:line-break/>α. Η αποθήκευση ενέργειας.<text:line-break/>β. Η μεταφορά του γενετικού υλικού κατά την κυτταρική διαίρεση.<text:line-break/>γ. Η παραγωγή πρωτεϊνών.<text:line-break/>δ. Η ρύθμιση της θερμοκρασίας.</text:p>
          <text:p text:style-name="P9"/>
          <text:p text:style-name="P10"><text:span text:style-name="Emphasis"><text:span text:style-name="T9">Υπόδειξη:</text:span></text:span><text:span text:style-name="T9"> Τα χρωμοσώματα είναι δομές που περιέχουν DNA.<text:line-break/></text:span><text:span text:style-name="Emphasis"><text:span text:style-name="T9">Σωστή απάντηση:</text:span></text:span><text:span text:style-name="T9"> β. Η μεταφορά του γενετικού υλικού κατά την κυτταρική διαίρεση.</text:span></text:p>
        </text:list-item>
        <text:list-item>
          <text:p text:style-name="P8">Ποια είναι η δομική μονάδα του νευρικού συστήματος;<text:line-break/>α. Νεφρώνας<text:line-break/>β. Νευρώνας<text:line-break/>γ. Ερυθρό αιμοσφαίριο<text:line-break/>δ. Μυϊκό κύτταρο</text:p>
          <text:p text:style-name="P9"/>
          <text:p text:style-name="P10"><text:span text:style-name="Emphasis"><text:span text:style-name="T9">Υπόδειξη:</text:span></text:span><text:span text:style-name="T9"> Το κύτταρο που μεταφέρει νευρικά σήματα.<text:line-break/></text:span><text:span text:style-name="Emphasis"><text:span text:style-name="T9">Σωστή απάντηση:</text:span></text:span><text:span text:style-name="T9"> β. Νευρώνας</text:span></text:p>
        </text:list-item>
        <text:list-item>
          <text:p text:style-name="P8">Ποιο από τα παρακάτω είναι χαρακτηριστικό του ευκαρυωτικού κυττάρου;<text:line-break/>α. Απουσία πυρήνα.<text:line-break/>β. Απουσία μεμβρανωδών οργανιδίων.<text:line-break/>γ. Μεγάλο μέγεθος.<text:line-break/>δ. Ύπαρξη πυρήνα και μεμβρανωδών οργανιδίων.</text:p>
          <text:p text:style-name="P9"/>
          <text:p text:style-name="P10"><text:span text:style-name="Emphasis"><text:span text:style-name="T9">Υπόδειξη:</text:span></text:span><text:span text:style-name="T9"> Τα ευκαρυωτικά κύτταρα είναι πιο σύνθετα από τα προκαρυωτικά.<text:line-break/></text:span><text:span text:style-name="Emphasis"><text:span text:style-name="T9">Σωστή απάντηση:</text:span></text:span><text:span text:style-name="T9"> δ. Ύπαρξη πυρήνα και μεμβρανωδών οργανιδίων.</text:span></text:p>
        </text:list-item>
        <text:list-item>
          <text:p text:style-name="P8">Τι είναι οι φερόμονες;<text:line-break/>α. Ορμόνες που παράγονται από τα φυτά.<text:line-break/>β. Χημικές ουσίες που χρησιμοποιούνται για επικοινωνία μεταξύ ατόμων του ίδιου είδους.<text:line-break/>γ. Ουσίες που χρησιμοποιούνται για την πέψη.<text:line-break/>δ. Ουσίες που παράγονται κατά τη φωτοσύνθεση.</text:p>
          <text:p text:style-name="P9"/>
          <text:p text:style-name="P10"><text:span text:style-name="Emphasis"><text:span text:style-name="T9">Υπόδειξη:</text:span></text:span><text:span text:style-name="T9"> Χρησιμοποιούνται συχνά στα ζώα για την προσέλκυση συντρόφου.<text:line-break/></text:span><text:span text:style-name="Emphasis"><text:span text:style-name="T9">Σωστή απάντηση:</text:span></text:span><text:span text:style-name="T9"> β. Χημικές ουσίες που χρησιμοποιούνται για επικοινωνία μεταξύ ατόμων του ίδιου είδους.</text:span></text:p>
        </text:list-item>
        <text:list-item>
          <text:p text:style-name="P8">Ποια είναι η λειτουργία του ενδοπλασματικού δικτύου;<text:line-break/>α. Η παραγωγή ενέργειας.<text:line-break/>β. Η σύνθεση και η μεταφορά πρωτεϊνών και λιπιδίων.<text:line-break/>γ. Η αποθήκευση γενετικού υλικού.<text:line-break/>δ. Η ρύθμιση της ομοιόστασης.</text:p>
          <text:p text:style-name="P9"/>
          <text:p text:style-name="P10"><text:soft-page-break/><text:span text:style-name="Emphasis"><text:span text:style-name="T9">Υπόδειξη:</text:span></text:span><text:span text:style-name="T9"> Το ενδοπλασματικό δίκτυο λειτουργεί ως το "σύστημα μεταφορών" του κυττάρου.<text:line-break/></text:span><text:span text:style-name="Emphasis"><text:span text:style-name="T9">Σωστή απάντηση:</text:span></text:span><text:span text:style-name="T9"> β. Η σύνθεση και η μεταφορά πρωτεϊνών και λιπιδίων.</text:span></text:p>
        </text:list-item>
        <text:list-item>
          <text:p text:style-name="P11">Ποια είναι η διαδικασία κατά την οποία ένα κύτταρο λαμβάνει υλικό από το εξωτερικό περιβάλλον, εγκλείοντάς το σε μια μεμβράνη;<text:line-break/>α. Εξωκυττάρωση<text:line-break/>β. Διάχυση<text:line-break/>γ. Ενδοκυττάρωση<text:line-break/>δ. Όσμωση</text:p>
          <text:p text:style-name="P12"><text:span text:style-name="Emphasis"><text:span text:style-name="T10">Σωστή απάντηση:</text:span></text:span><text:span text:style-name="T10"> </text:span><text:span text:style-name="T11">γ</text:span><text:span text:style-name="T10">.</text:span></text:p>
        </text:list-item>
      </text:list>
      <text:p text:style-name="P13"><text:span text:style-name="T12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Roboto" svg:font-family="Roboto"/>
    <style:font-face style:name="Roboto1" svg:font-family="Roboto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l" fo:country="GR" style:letter-kerning="true" style:font-name-asian="Noto Sans" style:font-size-asian="10.5pt" style:language-asian="zh" style:country-asian="CN" style:font-name-complex="Roboto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l" fo:country="GR" style:letter-kerning="true" style:font-name-asian="Noto Sans" style:font-size-asian="10.5pt" style:language-asian="zh" style:country-asian="CN" style:font-name-complex="Roboto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Roboto1" style:font-family-complex="Roboto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Roboto" style:font-family-complex="Roboto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Roboto" style:font-family-complex="Roboto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Roboto" style:font-family-complex="Roboto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auto-update="true" style:default-outline-level="1" style:class="chapter">
      <style:paragraph-properties fo:margin-top="0.423cm" fo:margin-bottom="0.212cm" style:contextual-spacing="false" fo:line-height="200%" fo:text-align="center" style:justify-single-word="false"/>
      <style:text-properties fo:color="#3465a4" loext:opacity="100%"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15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5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5P0"/>
    </number:currency-style>
    <number:currency-style style:name="N117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7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7P0"/>
    </number:currency-style>
    <number:currency-style style:name="N118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8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8P0"/>
    </number:currency-style>
    <number:currency-style style:name="N119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9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9P0"/>
    </number:currency-style>
    <number:currency-style style:name="N121P0" style:volatile="true">
      <number:currency-symbol number:language="en" number:country="US">$</number:currency-symbol>
      <number:number number:decimal-places="2" number:min-decimal-places="0" number:decimal-replacement="--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US">$</number:currency-symbol>
      <number:number number:decimal-places="2" number:min-decimal-places="0" number:decimal-replacement="--" number:min-integer-digits="1" number:grouping="true"/>
      <style:map style:condition="value()&gt;=0" style:apply-style-name="N121P0"/>
    </number:currency-style>
    <number:number-style style:name="N123P0" style:volatile="true">
      <number:number number:decimal-places="0" number:min-decimal-places="0" number:min-integer-digits="1" number:grouping="true"/>
      <number:text> </number:text>
    </number:number-style>
    <number:number-style style:name="N123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number number:decimal-places="2" number:min-decimal-places="2" number:min-integer-digits="1" number:grouping="true"/>
      <number:text> </number:text>
    </number:number-style>
    <number:number-style style:name="N125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5P0"/>
    </number:number-style>
    <number:currency-style style:name="N127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27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29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29P0"/>
    </number:currency-style>
    <number:date-style style:name="N130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1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2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3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5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6">
      <number:day number:calendar="jewish"/>
      <number:text> </number:text>
      <number:month number:calendar="jewish" number:style="long" number:textual="true"/>
    </number:date-style>
    <number:date-style style:name="N137">
      <number:month number:calendar="jewish" number:style="long" number:textual="true"/>
      <number:text> </number:text>
      <number:day number:calendar="jewish"/>
    </number:date-style>
    <number:date-style style:name="N138">
      <number:month number:calendar="jewish" number:style="long" number:textual="true"/>
      <number:text> </number:text>
      <number:year number:calendar="jewish" number:style="long"/>
    </number:date-style>
    <number:date-style style:name="N139">
      <number:month number:calendar="jewish" number:style="long" number:textual="true"/>
    </number:date-style>
    <number:number-style style:name="N10114" number:language="el" number:country="GR" loext:transliteration-spellout="title cardinal" number:transliteration-language="el" number:transliteration-country="GR">
      <number:number number:decimal-places="0" number:min-decimal-places="0" number:min-integer-digits="1"/>
    </number:number-style>
    <number:number-style style:name="N10115" number:language="el" number:country="GR" loext:transliteration-spellout="title USD" number:transliteration-language="el" number:transliteration-country="GR">
      <number:number number:decimal-places="0" number:min-decimal-places="0" number:min-integer-digits="1"/>
    </number:number-style>
    <number:number-style style:name="N10116" number:language="el" number:country="GR" loext:transliteration-spellout="title USD" number:transliteration-language="el" number:transliteration-country="GR">
      <number:number number:decimal-places="2" number:min-decimal-places="2" number:min-integer-digits="1"/>
    </number:number-style>
    <number:number-style style:name="N10117" number:language="el" number:country="GR" loext:transliteration-spellout="upper USD" number:transliteration-language="el" number:transliteration-country="GR">
      <number:number number:decimal-places="0" number:min-decimal-places="0" number:min-integer-digits="1"/>
    </number:number-style>
    <number:number-style style:name="N10118" number:language="el" number:country="GR" loext:transliteration-spellout="upper USD" number:transliteration-language="el" number:transliteration-country="GR">
      <number:number number:decimal-places="2" number:min-decimal-places="2" number:min-integer-digits="1"/>
    </number:number-style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157093" officeooo:paragraph-rsid="00157093"/>
    </style:style>
    <style:page-layout style:name="Mpm1">
      <style:page-layout-properties fo:page-width="21.006cm" fo:page-height="29.693cm" style:num-format="1" style:print-orientation="portrait" fo:margin-top="2cm" fo:margin-bottom="2cm" fo:margin-left="2cm" fo:margin-right="2cm" fo:border-top="0.06pt solid #729fcf" fo:border-bottom="none" fo:border-left="none" fo:border-right="none" fo:padding="0.05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width="0.018cm" style:distance-before-sep="0.102cm" style:distance-after-sep="0.102cm" style:line-style="solid" style:adjustment="left" style:rel-width="25%" style:color="#000000"/>
      </style:page-layout-properties>
      <style:header-style>
        <style:header-footer-properties fo:min-height="0.61cm" fo:margin-left="0cm" fo:margin-right="0cm" fo:margin-bottom="0.508cm" fo:background-color="transparent" style:dynamic-spacing="false" draw:fill="none" draw:fill-color="#729fcf"/>
      </style:header-style>
      <style:footer-style>
        <style:header-footer-properties fo:min-height="1.016cm" fo:margin-left="0cm" fo:margin-right="0cm" fo:margin-top="0.508cm" fo:background-color="transparent" style:dynamic-spacing="false" draw:fill="none" draw:fill-color="#729fcf"/>
      </style:footer-style>
    </style:page-layout>
    <style:page-layout style:name="Mpm2">
      <style:page-layout-properties fo:page-width="21.006cm" fo:page-height="29.693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6cm" fo:page-height="29.693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6cm" fo:page-height="29.693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6cm" fo:page-height="29.693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6cm" fo:page-height="29.693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693cm" fo:page-height="21.006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 draw:style-name="Mdp1">
      <style:header>
        <text:p text:style-name="MP1"><text:a xlink:type="simple" xlink:href="https://github.com/nickaiva/epas" text:style-name="Internet_20_link" text:visited-style-name="Visited_20_Internet_20_Link">Ν.Αϊβαλιώτης <text:s/></text:a><text:tab/><text:tab/><text:date style:data-style-name="N37" text:date-value="2026-01-06T11:37:40.798333352">06/01/26</text:date></text:p>
      </style:header>
      <style:footer>
        <text:p text:style-name="Footer"><text:page-number text:select-page="current">14</text:page-number></text:p>
      </style:footer>
    </style:master-page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4-10-24T09:26:37.570105719</meta:creation-date>
    <dc:date>2026-01-06T11:37:40.365513500</dc:date>
    <meta:editing-duration>PT5H35M10S</meta:editing-duration>
    <meta:editing-cycles>104</meta:editing-cycles>
    <meta:generator>LibreOffice/25.8.4.2$Windows_X86_64 LibreOffice_project/290daaa01b999472f0c7a3890eb6a550fd74c6df</meta:generator>
    <meta:print-date>2025-04-09T10:41:37.348000000</meta:print-date>
    <meta:printed-by>PDF files</meta:printed-by>
    <dc:title>Ν.Αϊβαλιώτης</dc:title>
    <dc:contributor>Ν.Αϊβαλιώτης</dc:contributor>
    <meta:document-statistic meta:table-count="0" meta:image-count="0" meta:object-count="0" meta:page-count="14" meta:paragraph-count="127" meta:word-count="2768" meta:character-count="17455" meta:non-whitespace-character-count="14890"/>
  </office:meta>
</office:document-meta>
</file>